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center"/>
    </style:style>
    <style:style style:name="Tabla1.A" style:family="table-column">
      <style:table-column-properties style:column-width="0.404cm" style:rel-column-width="1555*"/>
    </style:style>
    <style:style style:name="Tabla1.B" style:family="table-column">
      <style:table-column-properties style:column-width="1.452cm" style:rel-column-width="5595*"/>
    </style:style>
    <style:style style:name="Tabla1.C" style:family="table-column">
      <style:table-column-properties style:column-width="1.942cm" style:rel-column-width="7486*"/>
    </style:style>
    <style:style style:name="Tabla1.D" style:family="table-column">
      <style:table-column-properties style:column-width="1.612cm" style:rel-column-width="6214*"/>
    </style:style>
    <style:style style:name="Tabla1.E" style:family="table-column">
      <style:table-column-properties style:column-width="1.304cm" style:rel-column-width="5027*"/>
    </style:style>
    <style:style style:name="Tabla1.F" style:family="table-column">
      <style:table-column-properties style:column-width="1.718cm" style:rel-column-width="6626*"/>
    </style:style>
    <style:style style:name="Tabla1.G" style:family="table-column">
      <style:table-column-properties style:column-width="4.637cm" style:rel-column-width="17877*"/>
    </style:style>
    <style:style style:name="Tabla1.H" style:family="table-column">
      <style:table-column-properties style:column-width="0.788cm" style:rel-column-width="3042*"/>
    </style:style>
    <style:style style:name="Tabla1.J" style:family="table-column">
      <style:table-column-properties style:column-width="0.325cm" style:rel-column-width="1254*"/>
    </style:style>
    <style:style style:name="Tabla1.L" style:family="table-column">
      <style:table-column-properties style:column-width="0.243cm" style:rel-column-width="936*"/>
    </style:style>
    <style:style style:name="Tabla1.M" style:family="table-column">
      <style:table-column-properties style:column-width="0.995cm" style:rel-column-width="3833*"/>
    </style:style>
    <style:style style:name="Tabla1.1" style:family="table-row">
      <style:table-row-properties fo:background-color="#ffefd5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df5e6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BIO DE ESTADO PARA PRESCRIPCIÓN PADRON 30727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 table:number-columns-repeated="2"/>
        <table:table-column table:style-name="Tabla1.J"/>
        <table:table-column table:style-name="Tabla1.H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071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232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2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098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779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22/10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603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268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7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564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4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193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7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428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5/09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6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760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5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840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4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429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3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400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2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191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1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6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71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554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5126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6388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7792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8002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040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583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436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076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0438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1206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12-04T10:40:41.73</meta:creation-date>
    <meta:document-statistic meta:table-count="1" meta:image-count="27" meta:object-count="0" meta:page-count="2" meta:paragraph-count="325" meta:word-count="344" meta:character-count="2258"/>
    <dc:date>2017-12-04T10:43:10.03</dc:date>
    <dc:creator>mscb mscb</dc:creator>
    <meta:editing-duration>PT2M28S</meta:editing-duration>
    <meta:editing-cycles>1</meta:editing-cycles>
    <meta:generator>OpenOffice/4.0.0$Win32 OpenOffice.org_project/400m3$Build-9702</meta:generator>
  </office:meta>
</office:document-meta>
</file>